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ilation normale (rapide, rebuild incremental)</text:h>
      <text:p text:style-name="Text_20_body">powershell -ExecutionPolicy Bypass -File build-windows.ps1</text:p>
      <text:h text:style-name="Heading_20_1" text:outline-level="1">Rebuild complet depuis zero</text:h>
      <text:p text:style-name="Text_20_body">powershell -ExecutionPolicy Bypass -File build-windows.ps1 -Clean</text:p>
      <text:h text:style-name="Heading_20_1" text:outline-level="1">Build sans generer le dossier dist</text:h>
      <text:p text:style-name="Text_20_body">powershell -ExecutionPolicy Bypass -File build-windows.ps1 -NoDis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4T21:41:14.000216600</meta:creation-date>
    <dc:date>2026-04-24T21:41:28.167511200</dc:date>
    <meta:editing-duration>PT16S</meta:editing-duration>
    <meta:editing-cycles>1</meta:editing-cycles>
    <meta:document-statistic meta:table-count="0" meta:image-count="0" meta:object-count="0" meta:page-count="1" meta:paragraph-count="6" meta:word-count="32" meta:character-count="299" meta:non-whitespace-character-count="273"/>
    <meta:generator>LibreOffice/26.2.1.2$Windows_X86_64 LibreOffice_project/620$Build-2</meta:generator>
  </office:meta>
</office:document-meta>
</file>